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1900000029500000295C9FEA0B4.svg" manifest:media-type="image/svg+xml"/>
  <manifest:file-entry manifest:full-path="Pictures/100000010000001900000019AA1244B1.png" manifest:media-type="image/png"/>
  <manifest:file-entry manifest:full-path="Pictures/10000138000002950000029548E9005F.svg" manifest:media-type="image/svg+xml"/>
  <manifest:file-entry manifest:full-path="Pictures/1000019A0000029500000295BA114C05.svg" manifest:media-type="image/svg+xml"/>
  <manifest:file-entry manifest:full-path="Pictures/100002030000029500000295AF9B8593.svg" manifest:media-type="image/svg+xml"/>
  <manifest:file-entry manifest:full-path="Pictures/10000001000000190000001927841D56.png" manifest:media-type="image/png"/>
  <manifest:file-entry manifest:full-path="Pictures/100000010000001900000019CB80E987.png" manifest:media-type="image/png"/>
  <manifest:file-entry manifest:full-path="Pictures/100000010000001900000019D50D9E1F.png" manifest:media-type="image/png"/>
  <manifest:file-entry manifest:full-path="Pictures/1000010700000295000002956DC23E94.svg" manifest:media-type="image/svg+xml"/>
  <manifest:file-entry manifest:full-path="Pictures/1000000100000019000000198F0D5EB3.png" manifest:media-type="image/png"/>
  <manifest:file-entry manifest:full-path="Pictures/1000000100000019000000196D0419E3.png" manifest:media-type="image/png"/>
  <manifest:file-entry manifest:full-path="Pictures/1000014700000295000002952A0BF8E0.svg" manifest:media-type="image/svg+xml"/>
  <manifest:file-entry manifest:full-path="Pictures/1000000100000019000000192846EEDF.png" manifest:media-type="image/png"/>
  <manifest:file-entry manifest:full-path="Pictures/100000010000001900000019E8944ED9.png" manifest:media-type="image/png"/>
  <manifest:file-entry manifest:full-path="Pictures/1000010B0000029500000295B4609361.svg" manifest:media-type="image/svg+xml"/>
  <manifest:file-entry manifest:full-path="Pictures/100000DE00000295000002951C32D62E.svg" manifest:media-type="image/svg+xml"/>
  <manifest:file-entry manifest:full-path="Pictures/100000010000001900000019619E4C89.png" manifest:media-type="image/png"/>
  <manifest:file-entry manifest:full-path="Pictures/10000869000002950000029579DB237B.svg" manifest:media-type="image/svg+xml"/>
  <manifest:file-entry manifest:full-path="Pictures/100001150000029500000295DE666B37.svg" manifest:media-type="image/svg+xml"/>
  <manifest:file-entry manifest:full-path="Pictures/10000001000000190000001954242961.png" manifest:media-type="image/png"/>
  <manifest:file-entry manifest:full-path="Pictures/100003030000029500000295C46B3394.svg" manifest:media-type="image/svg+xml"/>
  <manifest:file-entry manifest:full-path="Pictures/100001AA0000029500000295170BE1F1.svg" manifest:media-type="image/svg+xml"/>
  <manifest:file-entry manifest:full-path="Pictures/1000000100000019000000196BBFF1B3.png" manifest:media-type="image/png"/>
  <manifest:file-entry manifest:full-path="Pictures/1000000100000019000000191241E3E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4.355cm" fo:min-width="7.75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38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9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812cm" fo:min-width="3.31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>
      <style:graphic-properties style:protect="siz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14.355cm" fo:min-width="8.39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61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1cm" loext:decorative="false"/>
      <style:paragraph-properties style:writing-mode="lr-tb"/>
    </style:style>
    <style:style style:name="gr18" style:family="graphic">
      <style:graphic-properties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7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3.56cm" fo:min-width="6.755cm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0.812cm" fo:min-width="3.243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6.426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3.56cm" fo:min-width="0cm" loext:decorative="false"/>
    </style:style>
    <style:style style:name="gr25" style:family="graphic" style:parent-style-name="standard">
      <style:graphic-properties draw:textarea-horizontal-align="justify" draw:textarea-vertical-align="middle" draw:auto-grow-height="false" fo:min-height="14.355cm" fo:min-width="7.12cm" loext:decorative="false"/>
    </style:style>
    <style:style style:name="gr26" style:family="graphic" style:parent-style-name="standard">
      <style:graphic-properties draw:fill="solid" draw:fill-color="#eeeeee" draw:textarea-horizontal-align="justify" draw:textarea-vertical-align="middle" draw:auto-grow-height="false" fo:min-height="10.545cm" fo:min-width="5.85cm" loext:decorative="false"/>
    </style:style>
    <style:style style:name="gr27" style:family="graphic">
      <style:graphic-properties style:writing-mode="lr-tb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1.655cm" fo:min-width="0.77cm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134cm" loext:decorative="false"/>
      <style:paragraph-properties style:writing-mode="lr-tb"/>
    </style:style>
    <style:style style:name="gr30" style:family="graphic" style:parent-style-name="standard">
      <style:graphic-properties draw:fill="solid" draw:fill-color="#dddddd" draw:textarea-horizontal-align="justify" draw:textarea-vertical-align="middle" draw:auto-grow-height="false" fo:min-height="1.655cm" fo:min-width="0.135cm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loext:graphic-properties draw:fill="solid" draw:fill-color="#dddddd"/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255cm" svg:height="14.605cm" svg:x="8.05cm" svg:y="0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716cm" svg:height="0.962cm" svg:x="8.685cm" svg:y="14.07cm">
          <draw:text-box>
            <text:p>1.0.0-fdroid/00000000</text:p>
          </draw:text-box>
        </draw:frame>
        <draw:line draw:style-name="gr3" draw:text-style-name="P3" draw:layer="layout" svg:x1="8.285cm" svg:y1="13.835cm" svg:x2="15.905cm" svg:y2="13.835cm">
          <text:p/>
        </draw:line>
        <draw:frame draw:style-name="gr4" draw:text-style-name="P4" draw:layer="layout" svg:width="5.883cm" svg:height="1.119cm" svg:x="9.357cm" svg:y="0.943cm">
          <draw:text-box>
            <text:p><text:span text:style-name="T1">Picture Overlay</text:span></text:p>
          </draw:text-box>
        </draw:frame>
        <draw:frame draw:style-name="gr5" draw:text-style-name="P2" draw:layer="layout" svg:width="3.96cm" svg:height="0.962cm" svg:x="9.955cm" svg:y="2.91cm">
          <draw:text-box>
            <text:p>Permissions</text:p>
          </draw:text-box>
        </draw:frame>
        <draw:frame draw:style-name="gr6" draw:text-style-name="P2" draw:layer="layout" svg:width="3.172cm" svg:height="0.962cm" svg:x="9.805cm" svg:y="8.485cm">
          <draw:text-box>
            <text:p>Overlay...</text:p>
          </draw:text-box>
        </draw:frame>
        <draw:frame draw:style-name="gr7" draw:text-style-name="P3" draw:layer="layout" svg:width="0.66cm" svg:height="0.66cm" svg:x="8.954cm" svg:y="8.704cm">
          <draw:image xlink:href="Pictures/1000010700000295000002956DC23E94.svg" xlink:type="simple" xlink:show="embed" xlink:actuate="onLoad" draw:mime-type="image/svg+xml">
            <text:p/>
          </draw:image>
          <draw:image xlink:href="Pictures/100000010000001900000019CB80E987.png" xlink:type="simple" xlink:show="embed" xlink:actuate="onLoad" draw:mime-type="image/png"/>
        </draw:frame>
        <draw:frame draw:style-name="gr8" draw:text-style-name="P2" draw:layer="layout" svg:width="3.008cm" svg:height="0.962cm" svg:x="9.955cm" svg:y="5.893cm">
          <draw:text-box>
            <text:p>Picture...</text:p>
          </draw:text-box>
        </draw:frame>
        <draw:frame draw:style-name="gr9" draw:text-style-name="P2" draw:layer="layout" svg:width="1.031cm" svg:height="0.962cm" svg:x="10.194cm" svg:y="6.855cm">
          <draw:text-box>
            <text:p>...</text:p>
          </draw:text-box>
        </draw:frame>
        <draw:frame draw:style-name="gr9" draw:text-style-name="P2" draw:layer="layout" svg:width="1.031cm" svg:height="0.962cm" svg:x="9.995cm" svg:y="9.555cm">
          <draw:text-box>
            <text:p>...</text:p>
          </draw:text-box>
        </draw:frame>
        <draw:frame draw:style-name="gr7" draw:text-style-name="P3" draw:layer="layout" svg:width="0.66cm" svg:height="0.66cm" svg:x="8.985cm" svg:y="5.995cm">
          <draw:image xlink:href="Pictures/1000014700000295000002952A0BF8E0.svg" xlink:type="simple" xlink:show="embed" xlink:actuate="onLoad" draw:mime-type="image/svg+xml">
            <text:p/>
          </draw:image>
          <draw:image xlink:href="Pictures/1000000100000019000000192846EEDF.png" xlink:type="simple" xlink:show="embed" xlink:actuate="onLoad" draw:mime-type="image/png"/>
        </draw:frame>
        <draw:frame draw:style-name="gr9" draw:text-style-name="P2" draw:layer="layout" svg:width="1.031cm" svg:height="0.962cm" svg:x="8.685cm" svg:y="3.78cm">
          <draw:text-box>
            <text:p>...</text:p>
          </draw:text-box>
        </draw:frame>
        <draw:frame draw:style-name="gr7" draw:text-style-name="P3" draw:layer="layout" svg:width="0.66cm" svg:height="0.66cm" svg:x="14.775cm" svg:y="6.085cm">
          <draw:image xlink:href="Pictures/1000010B0000029500000295B4609361.svg" xlink:type="simple" xlink:show="embed" xlink:actuate="onLoad" draw:mime-type="image/svg+xml">
            <text:p/>
          </draw:image>
          <draw:image xlink:href="Pictures/1000000100000019000000198F0D5EB3.png" xlink:type="simple" xlink:show="embed" xlink:actuate="onLoad" draw:mime-type="image/png"/>
        </draw:frame>
        <draw:frame draw:style-name="gr7" draw:text-style-name="P3" draw:layer="layout" svg:width="0.66cm" svg:height="0.66cm" svg:x="14.71cm" svg:y="8.635cm">
          <draw:image xlink:href="Pictures/1000010B0000029500000295B4609361.svg" xlink:type="simple" xlink:show="embed" xlink:actuate="onLoad" draw:mime-type="image/svg+xml">
            <text:p/>
          </draw:image>
          <draw:image xlink:href="Pictures/1000000100000019000000198F0D5EB3.png" xlink:type="simple" xlink:show="embed" xlink:actuate="onLoad" draw:mime-type="image/png"/>
        </draw:frame>
        <draw:custom-shape draw:style-name="gr10" draw:text-style-name="P1" draw:layer="layout" svg:width="3.81cm" svg:height="1.062cm" svg:x="9.955cm" svg:y="11.895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796cm" svg:height="0.962cm" svg:x="10.712cm" svg:y="11.995cm">
          <draw:text-box>
            <text:p>Settings</text:p>
          </draw:text-box>
        </draw:frame>
        <draw:frame draw:style-name="gr7" draw:text-style-name="P3" draw:layer="layout" svg:width="0.66cm" svg:height="0.66cm" svg:x="8.555cm" svg:y="1.27cm">
          <draw:image xlink:href="Pictures/10000869000002950000029579DB237B.svg" xlink:type="simple" xlink:show="embed" xlink:actuate="onLoad" draw:mime-type="image/svg+xml">
            <text:p/>
          </draw:image>
          <draw:image xlink:href="Pictures/10000001000000190000001954242961.png" xlink:type="simple" xlink:show="embed" xlink:actuate="onLoad" draw:mime-type="image/png"/>
        </draw:frame>
        <draw:frame draw:style-name="gr12" draw:text-style-name="P1" draw:layer="layout" svg:width="0.836cm" svg:height="0.836cm" svg:x="10.06cm" svg:y="12.021cm">
          <draw:image xlink:href="Pictures/100003030000029500000295C46B3394.svg" xlink:type="simple" xlink:show="embed" xlink:actuate="onLoad" draw:mime-type="image/svg+xml">
            <text:p/>
          </draw:image>
          <draw:image xlink:href="Pictures/1000000100000019000000191241E3EE.png" xlink:type="simple" xlink:show="embed" xlink:actuate="onLoad" draw:mime-type="image/png"/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4" draw:text-style-name="P6" draw:layer="layout" svg:width="8.89cm" svg:height="14.605cm" svg:x="9.161cm" svg:y="0.635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0.66cm" svg:height="0.66cm" svg:x="17.091cm" svg:y="0.845cm">
          <draw:image xlink:href="Pictures/100000DE00000295000002951C32D62E.svg" xlink:type="simple" xlink:show="embed" xlink:actuate="onLoad" draw:mime-type="image/svg+xml">
            <text:p/>
          </draw:image>
          <draw:image xlink:href="Pictures/1000000100000019000000196BBFF1B3.png" xlink:type="simple" xlink:show="embed" xlink:actuate="onLoad" draw:mime-type="image/png"/>
        </draw:frame>
        <draw:frame draw:style-name="gr7" draw:text-style-name="P3" draw:layer="layout" svg:width="0.66cm" svg:height="0.66cm" svg:x="9.771cm" svg:y="14.345cm">
          <draw:image xlink:href="Pictures/100001150000029500000295DE666B37.svg" xlink:type="simple" xlink:show="embed" xlink:actuate="onLoad" draw:mime-type="image/svg+xml">
            <text:p/>
          </draw:image>
          <draw:image xlink:href="Pictures/10000001000000190000001927841D56.png" xlink:type="simple" xlink:show="embed" xlink:actuate="onLoad" draw:mime-type="image/png"/>
        </draw:frame>
        <draw:line draw:style-name="gr3" draw:text-style-name="P3" draw:layer="layout" svg:x1="9.796cm" svg:y1="13.935cm" svg:x2="17.416cm" svg:y2="13.935cm">
          <text:p/>
        </draw:line>
        <draw:frame draw:style-name="gr15" draw:text-style-name="P2" draw:layer="layout" svg:width="5.08cm" svg:height="0.962cm" svg:x="10.161cm" svg:y="0.735cm">
          <draw:text-box>
            <text:p>Settings</text:p>
          </draw:text-box>
        </draw:frame>
        <draw:frame draw:style-name="gr16" draw:text-style-name="P2" draw:layer="layout" svg:width="4.361cm" svg:height="0.962cm" svg:x="11.15cm" svg:y="11.358cm">
          <draw:text-box>
            <text:p>Transparency</text:p>
          </draw:text-box>
        </draw:frame>
        <draw:frame draw:style-name="gr17" draw:text-style-name="P2" draw:layer="layout" svg:width="3.361cm" svg:height="0.962cm" svg:x="11.091cm" svg:y="10.19cm">
          <draw:text-box>
            <text:p>OpenCSV</text:p>
          </draw:text-box>
        </draw:frame>
        <draw:frame draw:style-name="gr7" draw:text-style-name="P3" draw:layer="layout" svg:width="0.66cm" svg:height="0.66cm" svg:x="10.331cm" svg:y="10.39cm">
          <draw:image xlink:href="Pictures/100002030000029500000295AF9B8593.svg" xlink:type="simple" xlink:show="embed" xlink:actuate="onLoad" draw:mime-type="image/svg+xml">
            <text:p/>
          </draw:image>
          <draw:image xlink:href="Pictures/100000010000001900000019E8944ED9.png" xlink:type="simple" xlink:show="embed" xlink:actuate="onLoad" draw:mime-type="image/png"/>
        </draw:frame>
        <draw:frame draw:style-name="gr7" draw:text-style-name="P3" draw:layer="layout" svg:width="0.66cm" svg:height="0.66cm" svg:x="10.385cm" svg:y="11.549cm">
          <draw:image xlink:href="Pictures/1000019A0000029500000295BA114C05.svg" xlink:type="simple" xlink:show="embed" xlink:actuate="onLoad" draw:mime-type="image/svg+xml">
            <text:p/>
          </draw:image>
          <draw:image xlink:href="Pictures/100000010000001900000019619E4C89.png" xlink:type="simple" xlink:show="embed" xlink:actuate="onLoad" draw:mime-type="image/png"/>
        </draw:frame>
        <draw:g draw:style-name="gr18">
          <draw:frame draw:style-name="gr7" draw:text-style-name="P3" draw:layer="layout" svg:width="0.66cm" svg:height="0.66cm" svg:x="10.427cm" svg:y="12.894cm">
            <draw:image xlink:href="Pictures/10000138000002950000029548E9005F.svg" xlink:type="simple" xlink:show="embed" xlink:actuate="onLoad" draw:mime-type="image/svg+xml">
              <text:p/>
            </draw:image>
            <draw:image xlink:href="Pictures/100000010000001900000019AA1244B1.png" xlink:type="simple" xlink:show="embed" xlink:actuate="onLoad" draw:mime-type="image/png"/>
          </draw:frame>
          <draw:line draw:style-name="gr3" draw:text-style-name="P3" draw:layer="layout" svg:x1="11.522cm" svg:y1="13.229cm" svg:x2="16.602cm" svg:y2="13.229cm">
            <text:p/>
          </draw:line>
          <draw:line draw:style-name="gr3" draw:text-style-name="P3" draw:layer="layout" svg:x1="12.792cm" svg:y1="12.559cm" svg:x2="12.792cm" svg:y2="13.829cm">
            <text:p/>
          </draw:line>
        </draw:g>
        <draw:frame draw:style-name="gr19" draw:text-style-name="P2" draw:layer="layout" svg:width="1.667cm" svg:height="0.962cm" svg:x="10.775cm" svg:y="14.143cm">
          <draw:text-box>
            <text:p>Quit</text:p>
          </draw:text-box>
        </draw:frame>
        <draw:frame draw:style-name="gr6" draw:text-style-name="P2" draw:layer="layout" svg:width="2.69cm" svg:height="0.962cm" svg:x="9.522cm" svg:y="9.026cm">
          <draw:text-box>
            <text:p>Style</text:p>
          </draw:text-box>
        </draw:frame>
        <draw:g draw:style-name="gr18">
          <draw:line draw:style-name="gr3" draw:text-style-name="P3" draw:layer="layout" svg:x1="11.691cm" svg:y1="8.25cm" svg:x2="16.311cm" svg:y2="8.25cm">
            <text:p/>
          </draw:line>
          <draw:line draw:style-name="gr3" draw:text-style-name="P3" draw:layer="layout" svg:x1="12.961cm" svg:y1="7.58cm" svg:x2="12.961cm" svg:y2="8.85cm">
            <text:p/>
          </draw:line>
          <draw:frame draw:style-name="gr7" draw:text-style-name="P3" draw:layer="layout" svg:width="0.66cm" svg:height="0.66cm" svg:x="16.721cm" svg:y="7.98cm">
            <draw:image xlink:href="Pictures/100001AA0000029500000295170BE1F1.svg" xlink:type="simple" xlink:show="embed" xlink:actuate="onLoad" draw:mime-type="image/svg+xml">
              <text:p/>
            </draw:image>
            <draw:image xlink:href="Pictures/100000010000001900000019D50D9E1F.png" xlink:type="simple" xlink:show="embed" xlink:actuate="onLoad" draw:mime-type="image/png"/>
          </draw:frame>
          <draw:frame draw:style-name="gr7" draw:text-style-name="P3" draw:layer="layout" svg:width="0.66cm" svg:height="0.66cm" svg:x="10.65cm" svg:y="7.969cm">
            <draw:image xlink:href="Pictures/100001900000029500000295C9FEA0B4.svg" xlink:type="simple" xlink:show="embed" xlink:actuate="onLoad" draw:mime-type="image/svg+xml">
              <text:p/>
            </draw:image>
            <draw:image xlink:href="Pictures/1000000100000019000000196D0419E3.png" xlink:type="simple" xlink:show="embed" xlink:actuate="onLoad" draw:mime-type="image/png"/>
          </draw:frame>
        </draw:g>
        <draw:custom-shape draw:style-name="gr20" draw:text-style-name="P1" draw:layer="layout" svg:width="7.255cm" svg:height="3.81cm" svg:x="10.161cm" svg:y="3.3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743cm" svg:height="1.062cm" svg:x="9.593cm" svg:y="2.013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3.113cm" svg:height="0.962cm" svg:x="9.593cm" svg:y="2.113cm">
          <draw:text-box>
            <text:p>Picture…</text:p>
          </draw:text-box>
        </draw:frame>
        <draw:frame draw:style-name="gr12" draw:text-style-name="P1" draw:layer="layout" svg:width="0.836cm" svg:height="0.836cm" svg:x="9.47cm" svg:y="0.855cm">
          <draw:image xlink:href="Pictures/100003030000029500000295C46B3394.svg" xlink:type="simple" xlink:show="embed" xlink:actuate="onLoad" draw:mime-type="image/svg+xml">
            <text:p/>
          </draw:image>
          <draw:image xlink:href="Pictures/1000000100000019000000191241E3EE.png" xlink:type="simple" xlink:show="embed" xlink:actuate="onLoad" draw:mime-type="image/png"/>
        </draw:frame>
        <draw:frame draw:style-name="gr23" draw:text-style-name="P2" draw:layer="layout" svg:width="6.926cm" svg:height="2.384cm" svg:x="0.694cm" svg:y="4.445cm">
          <draw:text-box>
            <text:p>Picture can be scrolled</text:p>
            <text:p/>
            <text:p>With fingers</text:p>
          </draw:text-box>
        </draw:frame>
        <draw:custom-shape draw:style-name="gr24" draw:text-style-name="P1" draw:layer="layout" svg:width="0.271cm" svg:height="3.81cm" svg:x="17.145cm" svg:y="3.37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161cm" svg:y1="6.985cm" svg:x2="17.145cm" svg:y2="6.985cm">
          <text:p/>
        </draw:lin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5" draw:text-style-name="P1" draw:layer="layout" svg:width="7.62cm" svg:height="14.605cm" svg:x="9.525cm" svg:y="0.63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6.35cm" svg:height="10.795cm" svg:x="10.16cm" svg:y="1.27cm">
          <text:p/>
          <draw:enhanced-geometry svg:viewBox="0 0 21600 21600" draw:type="rectangle" draw:enhanced-path="M 0 0 L 21600 0 21600 21600 0 21600 0 0 Z N"/>
        </draw:custom-shape>
        <draw:g draw:style-name="gr27">
          <draw:custom-shape draw:style-name="gr28" draw:text-style-name="P1" draw:layer="layout" svg:width="1.27cm" svg:height="1.905cm" svg:x="15.875cm" svg:y="6.98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0.66cm" svg:height="0.66cm" svg:x="16.224cm" svg:y="7.649cm">
            <draw:image xlink:href="Pictures/10000869000002950000029579DB237B.svg" xlink:type="simple" xlink:show="embed" xlink:actuate="onLoad" draw:mime-type="image/svg+xml">
              <text:p/>
            </draw:image>
            <draw:image xlink:href="Pictures/10000001000000190000001954242961.png" xlink:type="simple" xlink:show="embed" xlink:actuate="onLoad" draw:mime-type="image/png"/>
          </draw:frame>
        </draw:g>
        <draw:frame draw:style-name="gr29" draw:text-style-name="P2" draw:layer="layout" svg:width="6.634cm" svg:height="2.384cm" svg:x="0.694cm" svg:y="4.446cm">
          <draw:text-box>
            <text:p>Taps on the picture</text:p>
            <text:p>get passed below to </text:p>
            <text:p>app it is over</text:p>
          </draw:text-box>
        </draw:frame>
        <draw:custom-shape draw:style-name="gr30" draw:text-style-name="P8" draw:layer="layout" svg:width="0.635cm" svg:height="1.905cm" svg:x="15.24cm" svg:y="6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" draw:layer="layout" svg:width="7.368cm" svg:height="1.673cm" svg:x="0.635cm" svg:y="8.89cm">
          <draw:text-box>
            <text:p>Portrait or Landscape?</text:p>
            <text:p>= happens automatically</text:p>
          </draw:text-box>
        </draw:fram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3:39:37.220286951</meta:creation-date>
    <dc:date>2025-04-18T11:35:14.761142632</dc:date>
    <meta:editing-duration>PT2H19M</meta:editing-duration>
    <meta:editing-cycles>22</meta:editing-cycles>
    <meta:generator>LibreOffice/24.8.6.2$Linux_X86_64 LibreOffice_project/d50be90c1d90f0f90a5235ffcbbafbbfa38a83c2</meta:generator>
    <meta:document-statistic meta:object-count="80"/>
  </office:meta>
</office:document-meta>
</file>